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c790f" officeooo:paragraph-rsid="001c790f"/>
    </style:style>
    <style:style style:name="P2" style:family="paragraph" style:parent-style-name="Standard">
      <style:text-properties officeooo:rsid="001e6dcd" officeooo:paragraph-rsid="001e6dcd"/>
    </style:style>
    <style:style style:name="P3" style:family="paragraph" style:parent-style-name="Standard">
      <style:text-properties officeooo:rsid="00206326" officeooo:paragraph-rsid="00206326"/>
    </style:style>
    <style:style style:name="P4" style:family="paragraph" style:parent-style-name="Standard">
      <style:text-properties officeooo:rsid="0021695d" officeooo:paragraph-rsid="0021695d"/>
    </style:style>
    <style:style style:name="P5" style:family="paragraph" style:parent-style-name="Standard">
      <style:text-properties officeooo:rsid="0027e3c6" officeooo:paragraph-rsid="0027e3c6"/>
    </style:style>
    <style:style style:name="P6" style:family="paragraph" style:parent-style-name="Standard">
      <style:text-properties officeooo:rsid="00290436" officeooo:paragraph-rsid="00290436"/>
    </style:style>
    <style:style style:name="T1" style:family="text">
      <style:text-properties officeooo:rsid="0029330c"/>
    </style:style>
    <style:style style:name="T2" style:family="text">
      <style:text-properties officeooo:rsid="002af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ur la BDD : </text:p>
      <text:p text:style-name="P1">Installer mysql sur le poste</text:p>
      <text:p text:style-name="P1">créer un utilisateur qui « iem » qui a pour mot de passe « planning ». </text:p>
      <text:p text:style-name="P1">créer une database « iemplanning » et donner tous les droits à l'utilisateur iem sur cette database. <text:s/></text:p>
      <text:p text:style-name="P3"><text:a xlink:type="simple" xlink:href="http://doc.ubuntu-fr.org/mysql" text:style-name="Internet_20_link" text:visited-style-name="Visited_20_Internet_20_Link">http://doc.ubuntu-fr.org/mysql</text:a></text:p>
      <text:p text:style-name="P3"/>
      <text:p text:style-name="P4">Dans eclipse : </text:p>
      <text:p text:style-name="P5">persistence.xml du EJBModule</text:p>
      <text:p text:style-name="P5"><text:tab/>onglet connection</text:p>
      <text:p text:style-name="P5"><text:tab/>transaction type : Resource Local</text:p>
      <text:p text:style-name="P5"><text:tab/>Driver : com.mysql.jdbc.Driver</text:p>
      <text:p text:style-name="P5"><text:tab/>Url : jdbc:mysql://localhost:3306/iemplanning</text:p>
      <text:p text:style-name="P5"><text:tab/>usr : iem</text:p>
      <text:p text:style-name="P5"><text:tab/>mdp : planning</text:p>
      <text:p text:style-name="P5"/>
      <text:p text:style-name="P6">clic droit sur EJDModule</text:p>
      <text:p text:style-name="P6"><text:tab/>properties</text:p>
      <text:p text:style-name="P6"><text:tab/><text:tab/>JPA</text:p>
      <text:p text:style-name="P6"><text:tab/><text:tab/><text:tab/><text:span text:style-name="T2">ajouter une connection et la lier au .jar mysql-conn… qui est dans le repo git</text:span></text:p>
      <text:p text:style-name="P6"><text:tab/><text:tab/><text:tab/><text:span text:style-name="T2">follow the wizard 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Mion</meta:initial-creator>
    <meta:creation-date>2015-10-23T09:06:21.178473966</meta:creation-date>
    <meta:generator>LibreOffice/4.3.3.2$Linux_X86_64 LibreOffice_project/430m0$Build-2</meta:generator>
    <dc:date>2015-10-23T10:12:34.606642762</dc:date>
    <dc:creator>Marie Mion</dc:creator>
    <meta:editing-duration>PT50M57S</meta:editing-duration>
    <meta:editing-cycles>10</meta:editing-cycles>
    <meta:document-statistic meta:table-count="0" meta:image-count="0" meta:object-count="0" meta:page-count="1" meta:paragraph-count="18" meta:word-count="93" meta:character-count="586" meta:non-whitespace-character-count="490"/>
  </office:meta>
</office:document-meta>
</file>